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4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>
            <text:p>hand-written/ALaCarte.desugar</text:p>
          </table:table-cell>
          <table:table-cell office:value-type="string">
            <text:p>1.3930147536612625e-7</text:p>
          </table:table-cell>
          <table:table-cell table:formula="of:=[.B2]/[.B3]" office:value-type="float" office:value="0.422907273083442">
            <text:p>0.422907273083442</text:p>
          </table:table-cell>
          <table:table-cell office:value-type="string">
            <text:p>1.3853906204364116e-7</text:p>
          </table:table-cell>
          <table:table-cell table:formula="of:=[.D2]/[.D3]" office:value-type="float" office:value="0.0353033341311841">
            <text:p>0.0353033341311841</text:p>
          </table:table-cell>
          <table:table-cell office:value-type="string">
            <text:p>1.1681241038713006e-7</text:p>
          </table:table-cell>
          <table:table-cell table:formula="of:=[.F2]/[.F3]" office:value-type="float" office:value="0.00630661913006575">
            <text:p>0.00630661913006575</text:p>
          </table:table-cell>
          <table:table-cell table:style-name="ce1" office:value-type="string">
            <text:p>1.374752085590147e-7</text:p>
          </table:table-cell>
          <table:table-cell table:formula="of:=[.H2]/[.H3]" office:value-type="float" office:value="0.00000600381331455518">
            <text:p>0.00000600381331455518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3.2939011512020303e-7</text:p>
          </table:table-cell>
          <table:table-cell/>
          <table:table-cell office:value-type="string">
            <text:p>3.924248670928417e-6</text:p>
          </table:table-cell>
          <table:table-cell/>
          <table:table-cell office:value-type="string">
            <text:p>1.8522191998284225e-5</text:p>
          </table:table-cell>
          <table:table-cell/>
          <table:table-cell table:style-name="ce1" office:value-type="string">
            <text:p>2.2897981891897e-2</text:p>
          </table:table-cell>
          <table:table-cell/>
        </table:table-row>
        <table:table-row table:style-name="ro1">
          <table:table-cell office:value-type="string">
            <text:p>hand-written/ALaCarte.desugarType</text:p>
          </table:table-cell>
          <table:table-cell office:value-type="string">
            <text:p>6.845955848876292e-6</text:p>
          </table:table-cell>
          <table:table-cell table:formula="of:=[.B4]/[.B6]" office:value-type="float" office:value="5.35159309939271">
            <text:p>5.35159309939271</text:p>
          </table:table-cell>
          <table:table-cell office:value-type="string">
            <text:p>4.7743169513328985e-5</text:p>
          </table:table-cell>
          <table:table-cell table:formula="of:=[.D4]/[.D6]" office:value-type="float" office:value="5.31256265944303">
            <text:p>5.31256265944303</text:p>
          </table:table-cell>
          <table:table-cell office:value-type="string">
            <text:p>2.262248836152347e-4</text:p>
          </table:table-cell>
          <table:table-cell table:formula="of:=[.F4]/[.F6]" office:value-type="float" office:value="5.08176112431984">
            <text:p>5.08176112431984</text:p>
          </table:table-cell>
          <table:table-cell office:value-type="float" office:value="0.130471390972402">
            <text:p>0.130471391</text:p>
          </table:table-cell>
          <table:table-cell table:formula="of:=[.H4]/[.H6]" office:value-type="float" office:value="4.06563818863358">
            <text:p>4.06563818863358</text:p>
          </table:table-cell>
        </table:table-row>
        <table:table-row table:style-name="ro1">
          <table:table-cell office:value-type="string">
            <text:p>hand-written/ALaCarte.desugarType'</text:p>
          </table:table-cell>
          <table:table-cell office:value-type="string">
            <text:p>6.00527924826977e-6</text:p>
          </table:table-cell>
          <table:table-cell table:formula="of:=[.B5]/[.B6]" office:value-type="float" office:value="4.69442276497326">
            <text:p>4.69442276497326</text:p>
          </table:table-cell>
          <table:table-cell office:value-type="string">
            <text:p>4.590593473731749e-5</text:p>
          </table:table-cell>
          <table:table-cell table:formula="of:=[.D5]/[.D6]" office:value-type="float" office:value="5.10812661200081">
            <text:p>5.10812661200081</text:p>
          </table:table-cell>
          <table:table-cell office:value-type="string">
            <text:p>2.088241628860986e-4</text:p>
          </table:table-cell>
          <table:table-cell table:formula="of:=[.F5]/[.F6]" office:value-type="float" office:value="4.69088323006102">
            <text:p>4.69088323006102</text:p>
          </table:table-cell>
          <table:table-cell table:style-name="ce1" office:value-type="string">
            <text:p>7.609383750942017e-2</text:p>
          </table:table-cell>
          <table:table-cell table:formula="of:=[.H5]/[.H6]" office:value-type="float" office:value="2.37117125365373">
            <text:p>2.37117125365373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2792369901316229e-6</text:p>
          </table:table-cell>
          <table:table-cell/>
          <table:table-cell office:value-type="string">
            <text:p>8.986843558158508e-6</text:p>
          </table:table-cell>
          <table:table-cell/>
          <table:table-cell office:value-type="string">
            <text:p>4.4517024330913085e-5</text:p>
          </table:table-cell>
          <table:table-cell/>
          <table:table-cell table:style-name="ce1" office:value-type="string">
            <text:p>3.209124494579103e-2</text:p>
          </table:table-cell>
          <table:table-cell/>
        </table:table-row>
        <table:table-row table:style-name="ro1">
          <table:table-cell office:value-type="string">
            <text:p>hand-written/ALaCarte.typeSugar</text:p>
          </table:table-cell>
          <table:table-cell office:value-type="string">
            <text:p>2.1425852231661297e-6</text:p>
          </table:table-cell>
          <table:table-cell table:formula="of:=[.B7]/[.B8]" office:value-type="float" office:value="3.17200845468007">
            <text:p>3.17200845468007</text:p>
          </table:table-cell>
          <table:table-cell office:value-type="string">
            <text:p>1.956430401507487e-5</text:p>
          </table:table-cell>
          <table:table-cell table:formula="of:=[.D7]/[.D8]" office:value-type="float" office:value="4.12596026244475">
            <text:p>4.12596026244475</text:p>
          </table:table-cell>
          <table:table-cell office:value-type="string">
            <text:p>8.692353091262964e-5</text:p>
          </table:table-cell>
          <table:table-cell table:formula="of:=[.F7]/[.F8]" office:value-type="float" office:value="3.54433751788602">
            <text:p>3.54433751788602</text:p>
          </table:table-cell>
          <table:table-cell table:style-name="ce1" office:value-type="string">
            <text:p>3.760868240382936e-2</text:p>
          </table:table-cell>
          <table:table-cell table:formula="of:=[.H7]/[.H8]" office:value-type="float" office:value="4.50431289378957">
            <text:p>4.50431289378957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754664288504334e-7</text:p>
          </table:table-cell>
          <table:table-cell/>
          <table:table-cell office:value-type="string">
            <text:p>4.7417577413803e-6</text:p>
          </table:table-cell>
          <table:table-cell/>
          <table:table-cell office:value-type="string">
            <text:p>2.4524620038013223e-5</text:p>
          </table:table-cell>
          <table:table-cell/>
          <table:table-cell table:style-name="ce1" office:value-type="string">
            <text:p>8.34948266042603e-3</text:p>
          </table:table-cell>
          <table:table-cell/>
        </table:table-row>
        <table:table-row table:style-name="ro1">
          <table:table-cell office:value-type="string">
            <text:p>hand-written/ALaCarte.desugarType2</text:p>
          </table:table-cell>
          <table:table-cell office:value-type="string">
            <text:p>6.76519921947342e-6</text:p>
          </table:table-cell>
          <table:table-cell table:formula="of:=[.B9]/[.B11]" office:value-type="float" office:value="3.72394276650386">
            <text:p>3.72394276650386</text:p>
          </table:table-cell>
          <table:table-cell office:value-type="string">
            <text:p>3.326630276669714e-5</text:p>
          </table:table-cell>
          <table:table-cell table:formula="of:=[.D9]/[.D11]" office:value-type="float" office:value="3.59973292257239">
            <text:p>3.59973292257239</text:p>
          </table:table-cell>
          <table:table-cell office:value-type="string">
            <text:p>1.859829913294363e-4</text:p>
          </table:table-cell>
          <table:table-cell table:formula="of:=[.F9]/[.F11]" office:value-type="float" office:value="3.51601598515757">
            <text:p>3.51601598515757</text:p>
          </table:table-cell>
          <table:table-cell office:value-type="float" office:value="0.108633183727529">
            <text:p>0.1086331837</text:p>
          </table:table-cell>
          <table:table-cell table:formula="of:=[.H9]/[.H11]" office:value-type="float" office:value="2.52783465773386">
            <text:p>2.52783465773386</text:p>
          </table:table-cell>
        </table:table-row>
        <table:table-row table:style-name="ro1">
          <table:table-cell office:value-type="string">
            <text:p>hand-written/ALaCarte.desugarType2'</text:p>
          </table:table-cell>
          <table:table-cell office:value-type="string">
            <text:p>6.010322686418077e-6</text:p>
          </table:table-cell>
          <table:table-cell table:formula="of:=[.B10]/[.B11]" office:value-type="float" office:value="3.3084166432253">
            <text:p>3.3084166432253</text:p>
          </table:table-cell>
          <table:table-cell office:value-type="string">
            <text:p>4.607532536664618e-5</text:p>
          </table:table-cell>
          <table:table-cell table:formula="of:=[.D10]/[.D11]" office:value-type="float" office:value="4.98579198306919">
            <text:p>4.98579198306919</text:p>
          </table:table-cell>
          <table:table-cell office:value-type="string">
            <text:p>2.0752209566618038e-4</text:p>
          </table:table-cell>
          <table:table-cell table:formula="of:=[.F10]/[.F11]" office:value-type="float" office:value="3.92321362518167">
            <text:p>3.92321362518167</text:p>
          </table:table-cell>
          <table:table-cell table:style-name="ce1" office:value-type="string">
            <text:p>7.871349979427127e-2</text:p>
          </table:table-cell>
          <table:table-cell table:formula="of:=[.H10]/[.H11]" office:value-type="float" office:value="1.83162000766311">
            <text:p>1.83162000766311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8166764753543128e-6</text:p>
          </table:table-cell>
          <table:table-cell/>
          <table:table-cell office:value-type="string">
            <text:p>9.241325254464946e-6</text:p>
          </table:table-cell>
          <table:table-cell/>
          <table:table-cell office:value-type="string">
            <text:p>5.289594589857968e-5</text:p>
          </table:table-cell>
          <table:table-cell/>
          <table:table-cell table:style-name="ce1" office:value-type="string">
            <text:p>4.2974797973897715e-2</text:p>
          </table:table-cell>
          <table:table-cell/>
        </table:table-row>
        <table:table-row table:style-name="ro1">
          <table:table-cell office:value-type="string">
            <text:p>hand-written/ALaCarte.typeSugar2</text:p>
          </table:table-cell>
          <table:table-cell office:value-type="string">
            <text:p>1.8372930802231448e-6</text:p>
          </table:table-cell>
          <table:table-cell table:formula="of:=[.B12]/[.B13]" office:value-type="float" office:value="2.22708565142991">
            <text:p>2.22708565142991</text:p>
          </table:table-cell>
          <table:table-cell office:value-type="string">
            <text:p>9.651410475483644e-6</text:p>
          </table:table-cell>
          <table:table-cell table:formula="of:=[.D12]/[.D13]" office:value-type="float" office:value="2.32945144887642">
            <text:p>2.32945144887642</text:p>
          </table:table-cell>
          <table:table-cell office:value-type="string">
            <text:p>5.5451972009223186e-5</text:p>
          </table:table-cell>
          <table:table-cell table:formula="of:=[.F12]/[.F13]" office:value-type="float" office:value="2.24442926869517">
            <text:p>2.24442926869517</text:p>
          </table:table-cell>
          <table:table-cell table:style-name="ce1" office:value-type="string">
            <text:p>2.65895693400171e-2</text:p>
          </table:table-cell>
          <table:table-cell table:formula="of:=[.H12]/[.H13]" office:value-type="float" office:value="2.74321551847068">
            <text:p>2.74321551847068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8.24976389679265e-7</text:p>
          </table:table-cell>
          <table:table-cell/>
          <table:table-cell office:value-type="string">
            <text:p>4.143211690520045e-6</text:p>
          </table:table-cell>
          <table:table-cell/>
          <table:table-cell office:value-type="string">
            <text:p>2.4706491214784872e-5</text:p>
          </table:table-cell>
          <table:table-cell/>
          <table:table-cell table:style-name="ce1" office:value-type="string">
            <text:p>9.692847376002206e-3</text:p>
          </table:table-cell>
          <table:table-cell/>
        </table:table-row>
        <table:table-row table:style-name="ro1">
          <table:table-cell office:value-type="string">
            <text:p>hand-written/ALaCarte.desugarEval</text:p>
          </table:table-cell>
          <table:table-cell office:value-type="string">
            <text:p>7.077624827023671e-6</text:p>
          </table:table-cell>
          <table:table-cell table:formula="of:=[.B14]/[.B16]" office:value-type="float" office:value="12.9671455104032">
            <text:p>12.9671455104032</text:p>
          </table:table-cell>
          <table:table-cell office:value-type="string">
            <text:p>4.7696808355403406e-5</text:p>
          </table:table-cell>
          <table:table-cell table:formula="of:=[.D14]/[.D16]" office:value-type="float" office:value="15.8395206570515">
            <text:p>15.8395206570515</text:p>
          </table:table-cell>
          <table:table-cell office:value-type="string">
            <text:p>2.3226503461522345e-4</text:p>
          </table:table-cell>
          <table:table-cell table:formula="of:=[.F14]/[.F16]" office:value-type="float" office:value="15.4396465682062">
            <text:p>15.4396465682062</text:p>
          </table:table-cell>
          <table:table-cell office:value-type="float" office:value="0.152974900493887">
            <text:p>0.1529749005</text:p>
          </table:table-cell>
          <table:table-cell table:formula="of:=[.H14]/[.H16]" office:value-type="float" office:value="13.4530291585121">
            <text:p>13.4530291585121</text:p>
          </table:table-cell>
        </table:table-row>
        <table:table-row table:style-name="ro1">
          <table:table-cell office:value-type="string">
            <text:p>hand-written/ALaCarte.desugarEval'</text:p>
          </table:table-cell>
          <table:table-cell office:value-type="string">
            <text:p>6.211811941504723e-6</text:p>
          </table:table-cell>
          <table:table-cell table:formula="of:=[.B15]/[.B16]" office:value-type="float" office:value="11.3808617011175">
            <text:p>11.3808617011175</text:p>
          </table:table-cell>
          <table:table-cell office:value-type="string">
            <text:p>4.531862206775966e-5</text:p>
          </table:table-cell>
          <table:table-cell table:formula="of:=[.D15]/[.D16]" office:value-type="float" office:value="15.0497543785877">
            <text:p>15.0497543785877</text:p>
          </table:table-cell>
          <table:table-cell office:value-type="string">
            <text:p>2.151021401481989e-4</text:p>
          </table:table-cell>
          <table:table-cell table:formula="of:=[.F15]/[.F16]" office:value-type="float" office:value="14.2987558392282">
            <text:p>14.2987558392282</text:p>
          </table:table-cell>
          <table:table-cell office:value-type="float" office:value="0.101999336967733">
            <text:p>0.101999337</text:p>
          </table:table-cell>
          <table:table-cell table:formula="of:=[.H15]/[.H16]" office:value-type="float" office:value="8.97009934273924">
            <text:p>8.97009934273924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5.458120926726297e-7</text:p>
          </table:table-cell>
          <table:table-cell/>
          <table:table-cell office:value-type="string">
            <text:p>3.0112532688398948e-6</text:p>
          </table:table-cell>
          <table:table-cell/>
          <table:table-cell office:value-type="string">
            <text:p>1.5043416543841762e-5</text:p>
          </table:table-cell>
          <table:table-cell/>
          <table:table-cell table:style-name="ce1" office:value-type="string">
            <text:p>1.1371037607325447e-2</text:p>
          </table:table-cell>
          <table:table-cell/>
        </table:table-row>
        <table:table-row table:style-name="ro1">
          <table:table-cell office:value-type="string">
            <text:p>hand-written/ALaCarte.evalSugar</text:p>
          </table:table-cell>
          <table:table-cell office:value-type="string">
            <text:p>2.1187201992283303e-6</text:p>
          </table:table-cell>
          <table:table-cell table:formula="of:=[.B17]/[.B18]" office:value-type="float" office:value="11.1836767518358">
            <text:p>11.1836767518358</text:p>
          </table:table-cell>
          <table:table-cell office:value-type="string">
            <text:p>1.7995606410704362e-5</text:p>
          </table:table-cell>
          <table:table-cell table:formula="of:=[.D17]/[.D18]" office:value-type="float" office:value="14.7317774859942">
            <text:p>14.7317774859942</text:p>
          </table:table-cell>
          <table:table-cell office:value-type="string">
            <text:p>8.386074908795178e-5</text:p>
          </table:table-cell>
          <table:table-cell table:formula="of:=[.F17]/[.F18]" office:value-type="float" office:value="11.8224366469313">
            <text:p>11.8224366469313</text:p>
          </table:table-cell>
          <table:table-cell table:style-name="ce1" office:value-type="string">
            <text:p>4.6011354217794204e-2</text:p>
          </table:table-cell>
          <table:table-cell table:formula="of:=[.H17]/[.H18]" office:value-type="float" office:value="18.1564825350735">
            <text:p>18.1564825350735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1.8944755345155568e-7</text:p>
          </table:table-cell>
          <table:table-cell/>
          <table:table-cell office:value-type="string">
            <text:p>1.2215502459097798e-6</text:p>
          </table:table-cell>
          <table:table-cell/>
          <table:table-cell office:value-type="string">
            <text:p>7.093355760102062e-6</text:p>
          </table:table-cell>
          <table:table-cell/>
          <table:table-cell table:style-name="ce1" office:value-type="string">
            <text:p>2.53415572806641e-3</text:p>
          </table:table-cell>
          <table:table-cell/>
        </table:table-row>
        <table:table-row table:style-name="ro1">
          <table:table-cell office:value-type="string">
            <text:p>hand-written/ALaCarte.desugarEval2</text:p>
          </table:table-cell>
          <table:table-cell office:value-type="string">
            <text:p>4.3488426873073494e-6</text:p>
          </table:table-cell>
          <table:table-cell table:formula="of:=[.B19]/[.B21]" office:value-type="float" office:value="10.0691516541887">
            <text:p>10.0691516541887</text:p>
          </table:table-cell>
          <table:table-cell office:value-type="string">
            <text:p>1.294711512858393e-5</text:p>
          </table:table-cell>
          <table:table-cell table:formula="of:=[.D19]/[.D21]" office:value-type="float" office:value="5.94869260512128">
            <text:p>5.94869260512128</text:p>
          </table:table-cell>
          <table:table-cell office:value-type="string">
            <text:p>2.403036163467117e-5</text:p>
          </table:table-cell>
          <table:table-cell table:formula="of:=[.F19]/[.F21]" office:value-type="float" office:value="5.73855816912974">
            <text:p>5.73855816912974</text:p>
          </table:table-cell>
          <table:table-cell table:style-name="ce1" office:value-type="string">
            <text:p>1.0456075315607917e-2</text:p>
          </table:table-cell>
          <table:table-cell table:formula="of:=[.H19]/[.H21]" office:value-type="float" office:value="8.83856095923035">
            <text:p>8.83856095923035</text:p>
          </table:table-cell>
        </table:table-row>
        <table:table-row table:style-name="ro1">
          <table:table-cell office:value-type="string">
            <text:p>hand-written/ALaCarte.desugarEval2'</text:p>
          </table:table-cell>
          <table:table-cell office:value-type="string">
            <text:p>2.728971552816723e-6</text:p>
          </table:table-cell>
          <table:table-cell table:formula="of:=[.B20]/[.B21]" office:value-type="float" office:value="6.31856114397466">
            <text:p>6.31856114397466</text:p>
          </table:table-cell>
          <table:table-cell office:value-type="string">
            <text:p>8.668034378792502e-6</text:p>
          </table:table-cell>
          <table:table-cell table:formula="of:=[.D20]/[.D21]" office:value-type="float" office:value="3.98262249914044">
            <text:p>3.98262249914044</text:p>
          </table:table-cell>
          <table:table-cell office:value-type="string">
            <text:p>1.612882545837406e-5</text:p>
          </table:table-cell>
          <table:table-cell table:formula="of:=[.F20]/[.F21]" office:value-type="float" office:value="3.8516358804638">
            <text:p>3.8516358804638</text:p>
          </table:table-cell>
          <table:table-cell table:style-name="ce1" office:value-type="string">
            <text:p>3.1994508286052265e-3</text:p>
          </table:table-cell>
          <table:table-cell table:formula="of:=[.H20]/[.H21]" office:value-type="float" office:value="2.70450817645466">
            <text:p>2.70450817645466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3189762520839966e-7</text:p>
          </table:table-cell>
          <table:table-cell/>
          <table:table-cell office:value-type="string">
            <text:p>2.1764639708290934e-6</text:p>
          </table:table-cell>
          <table:table-cell/>
          <table:table-cell office:value-type="string">
            <text:p>4.1875260172391724e-6</text:p>
          </table:table-cell>
          <table:table-cell/>
          <table:table-cell table:style-name="ce1" office:value-type="string">
            <text:p>1.1830065283068905e-3</text:p>
          </table:table-cell>
          <table:table-cell/>
        </table:table-row>
        <table:table-row table:style-name="ro1">
          <table:table-cell office:value-type="string">
            <text:p>hand-written/ALaCarte.evalSugar2</text:p>
          </table:table-cell>
          <table:table-cell office:value-type="string">
            <text:p>8.502306998949899e-7</text:p>
          </table:table-cell>
          <table:table-cell table:formula="of:=[.B22]/[.B23]" office:value-type="float" office:value="6.2040241021032">
            <text:p>6.2040241021032</text:p>
          </table:table-cell>
          <table:table-cell office:value-type="string">
            <text:p>3.2116742685974843e-6</text:p>
          </table:table-cell>
          <table:table-cell table:formula="of:=[.D22]/[.D23]" office:value-type="float" office:value="4.64565164896663">
            <text:p>4.64565164896663</text:p>
          </table:table-cell>
          <table:table-cell office:value-type="string">
            <text:p>6.604198907892426e-6</text:p>
          </table:table-cell>
          <table:table-cell table:formula="of:=[.F22]/[.F23]" office:value-type="float" office:value="0">
            <text:p>#DIV/0!</text:p>
          </table:table-cell>
          <table:table-cell table:style-name="ce1" office:value-type="string">
            <text:p>1.4516670714778662e-3</text:p>
          </table:table-cell>
          <table:table-cell table:formula="of:=[.H22]/[.H23]" office:value-type="float" office:value="3.50950646817368">
            <text:p>3.50950646817368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3704503494864843e-7</text:p>
          </table:table-cell>
          <table:table-cell/>
          <table:table-cell office:value-type="string">
            <text:p>6.913291204931134e-7</text:p>
          </table:table-cell>
          <table:table-cell/>
          <table:table-cell/>
          <table:table-cell/>
          <table:table-cell table:style-name="ce1" office:value-type="string">
            <text:p>4.136385228642426e-4</text:p>
          </table:table-cell>
          <table:table-cell/>
        </table:table-row>
        <table:table-row table:style-name="ro1">
          <table:table-cell office:value-type="string">
            <text:p>random (depth: 5, size: 140)/ALaCarte.desug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desug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Type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Type'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desugarType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typeSug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typeSug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Type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Type2'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desugarType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typeSugar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typeSugar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Eval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Eval'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desugarEval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evalSug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evalSugar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Eval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desugarEval2'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desugarEval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ALaCarte.evalSugar2</text:p>
          </table:table-cell>
          <table:table-cell table:number-columns-repeated="8"/>
        </table:table-row>
        <table:table-row table:style-name="ro1">
          <table:table-cell office:value-type="string">
            <text:p>random (depth: 5, size: 140)/Standard.evalSugar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desug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Type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Type'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desugarType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typeSug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typeSug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Type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Type2'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desugarType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typeSugar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typeSugar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Eval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Eval'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desugarEval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evalSug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evalSugar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Eval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desugarEval2'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desugarEval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ALaCarte.evalSugar2</text:p>
          </table:table-cell>
          <table:table-cell table:number-columns-repeated="8"/>
        </table:table-row>
        <table:table-row table:style-name="ro1">
          <table:table-cell office:value-type="string">
            <text:p>random (depth: 10, size: 610)/Standard.evalSugar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desug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desug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desugarType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random (depth: 20, size: 215962)/ALaCarte.desugarType'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desugarType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typeSug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typeSug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desugarType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random (depth: 20, size: 215962)/ALaCarte.desugarType2'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desugarType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typeSugar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typeSugar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desugarEval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random (depth: 20, size: 215962)/ALaCarte.desugarEval'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random (depth: 20, size: 215962)/Standard.desugarEval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evalSug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evalSugar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desugarEval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desugarEval2'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desugarEval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ALaCarte.evalSugar2</text:p>
          </table:table-cell>
          <table:table-cell table:number-columns-repeated="8"/>
        </table:table-row>
        <table:table-row table:style-name="ro1">
          <table:table-cell office:value-type="string">
            <text:p>random (depth: 20, size: 215962)/Standard.evalSugar2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01/11/2011</text:date>, <text:time>10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1-11T10:39:51</dc:date>
    <dc:creator>Patrick Bahr</dc:creator>
    <meta:editing-duration>PT00H05M54S</meta:editing-duration>
    <meta:editing-cycles>3</meta:editing-cycles>
    <meta:document-statistic meta:table-count="1" meta:cell-count="230" meta:object-count="0"/>
  </office:meta>
</office:document-meta>
</file>